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<text:a xlink:type="simple" xlink:href="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Direct downloads: - CryptPad.fr <text:span text:style-name="T2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  <text:p text:style-name="Text_20_body">If you want to see the changes between your PDF and the latest PDF, you could use one of these tools (I do not endorse those):</text:p>
      <text:list text:style-name="L1">
        <text:list-item>
          <text:p text:style-name="P1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1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1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The guide and all the files are also readily available on Archive.org and Archive.today:</text:p>
      <text:list text:style-name="L2">
        <text:list-item>
          <text:p text:style-name="P2">Archive.org <text:span text:style-name="T2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2">Archive.today <text:span text:style-name="T2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2">Archive.today over Tor <text:span text:style-name="T2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24T18:07:08Z</meta:creation-date>
    <dc:date>2022-03-24T18:07:08Z</dc:date>
  </office:meta>
</office:document-meta>
</file>